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7000001D0CD3D283DBA513808.png" manifest:media-type="image/png"/>
  <manifest:file-entry manifest:full-path="Pictures/1000000000000267000001D0432C95B0BCD8F682.png" manifest:media-type="image/png"/>
  <manifest:file-entry manifest:full-path="Pictures/1000000000000267000001D0EA8D3372A6ADC14B.png" manifest:media-type="image/png"/>
  <manifest:file-entry manifest:full-path="Pictures/1000000000000267000001D0A1DE2EDD435D82E2.png" manifest:media-type="image/png"/>
  <manifest:file-entry manifest:full-path="Pictures/1000000000000267000001D0A22038D7E67BA52F.png" manifest:media-type="image/png"/>
  <manifest:file-entry manifest:full-path="Pictures/1000000000000267000001D0F10117B4DB861563.png" manifest:media-type="image/png"/>
  <manifest:file-entry manifest:full-path="Pictures/1000000000000267000001D0044A2D9409270CA4.png" manifest:media-type="image/png"/>
  <manifest:file-entry manifest:full-path="Pictures/1000000000000267000001D0FFA28C712E6B8DC9.png" manifest:media-type="image/png"/>
  <manifest:file-entry manifest:full-path="Pictures/1000000000000267000001D0BF6B9247FBC0B76C.png" manifest:media-type="image/png"/>
  <manifest:file-entry manifest:full-path="Pictures/1000000000000267000001D0883DF92BB0A9DF6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x="-1.593cm" svg:y="-1.542cm" svg:width="10.093cm" svg:height="7.615cm" draw:z-index="0"><draw:image xlink:href="Pictures/1000000000000267000001D0A1DE2EDD435D82E2.png" xlink:type="simple" xlink:show="embed" xlink:actuate="onLoad"/></draw:frame><draw:frame draw:style-name="fr1" draw:name="Изображение2" text:anchor-type="paragraph" svg:x="8.634cm" svg:y="-1.33cm" svg:width="9.174cm" svg:height="6.922cm" draw:z-index="1"><draw:image xlink:href="Pictures/1000000000000267000001D0EA8D3372A6ADC14B.png" xlink:type="simple" xlink:show="embed" xlink:actuate="onLoad"/></draw:frame><draw:frame draw:style-name="fr1" draw:name="Изображение3" text:anchor-type="paragraph" svg:x="-1.259cm" svg:y="5.592cm" svg:width="8.629cm" svg:height="6.511cm" draw:z-index="2"><draw:image xlink:href="Pictures/1000000000000267000001D0F10117B4DB861563.png" xlink:type="simple" xlink:show="embed" xlink:actuate="onLoad"/></draw:frame><draw:frame draw:style-name="fr1" draw:name="Изображение4" text:anchor-type="paragraph" svg:x="8.816cm" svg:y="5.944cm" svg:width="8.52cm" svg:height="6.428cm" draw:z-index="3"><draw:image xlink:href="Pictures/1000000000000267000001D0A22038D7E67BA52F.png" xlink:type="simple" xlink:show="embed" xlink:actuate="onLoad"/></draw:frame><draw:frame draw:style-name="fr1" draw:name="Изображение5" text:anchor-type="paragraph" svg:x="-1.519cm" svg:y="12.118cm" svg:width="9.043cm" svg:height="6.823cm" draw:z-index="4"><draw:image xlink:href="Pictures/1000000000000267000001D0044A2D9409270CA4.png" xlink:type="simple" xlink:show="embed" xlink:actuate="onLoad"/></draw:frame><draw:frame draw:style-name="fr1" draw:name="Изображение6" text:anchor-type="paragraph" svg:x="8.664cm" svg:y="11.897cm" svg:width="9.292cm" svg:height="7.011cm" draw:z-index="5"><draw:image xlink:href="Pictures/1000000000000267000001D0FFA28C712E6B8DC9.png" xlink:type="simple" xlink:show="embed" xlink:actuate="onLoad"/></draw:frame><draw:frame draw:style-name="fr1" draw:name="Изображение7" text:anchor-type="paragraph" svg:x="3.942cm" svg:y="18.59cm" svg:width="8.315cm" svg:height="6.274cm" draw:z-index="6"><draw:image xlink:href="Pictures/1000000000000267000001D0432C95B0BCD8F68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Изображение8" text:anchor-type="paragraph" svg:width="13.018cm" svg:height="9.821cm" draw:z-index="7"><draw:image xlink:href="Pictures/1000000000000267000001D0BF6B9247FBC0B76C.png" xlink:type="simple" xlink:show="embed" xlink:actuate="onLoad"/></draw:frame><draw:frame draw:style-name="fr1" draw:name="Изображение9" text:anchor-type="paragraph" svg:x="3.701cm" svg:y="10.054cm" svg:width="10.026cm" svg:height="7.565cm" draw:z-index="8"><draw:image xlink:href="Pictures/1000000000000267000001D0CD3D283DBA513808.png" xlink:type="simple" xlink:show="embed" xlink:actuate="onLoad"/></draw:frame><draw:frame draw:style-name="fr1" draw:name="Изображение10" text:anchor-type="paragraph" svg:x="3.965cm" svg:y="17.988cm" svg:width="9.259cm" svg:height="6.985cm" draw:z-index="9"><draw:image xlink:href="Pictures/1000000000000267000001D0883DF92BB0A9DF6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3:21:23.640000000</meta:creation-date>
    <dc:date>2019-05-06T13:32:12.399000000</dc:date>
    <meta:editing-duration>PT27S</meta:editing-duration>
    <meta:editing-cycles>1</meta:editing-cycles>
    <meta:document-statistic meta:table-count="0" meta:image-count="10" meta:object-count="0" meta:page-count="2" meta:paragraph-count="0" meta:word-count="0" meta:character-count="0" meta:non-whitespace-character-count="0"/>
    <meta:generator>LibreOffice/5.3.3.2$Windows_x86 LibreOffice_project/3d9a8b4b4e538a85e0782bd6c2d430bafe583448</meta:generator>
  </office:meta>
</office:document-meta>
</file>